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TablePreview3.svm" manifest:media-type=""/>
  <manifest:file-entry manifest:full-path="Pictures/100007FA000001C6000001C5671A29C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436cm" style:use-optimal-column-width="false"/>
    </style:style>
    <style:style style:name="co2" style:family="table-column">
      <style:table-column-properties style:column-width="9.157cm" style:use-optimal-column-width="false"/>
    </style:style>
    <style:style style:name="co3" style:family="table-column">
      <style:table-column-properties style:column-width="9.438cm" style:use-optimal-column-width="false"/>
    </style:style>
    <style:style style:name="ro1" style:family="table-row">
      <style:table-row-properties style:row-height="1.37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897cm"/>
    </style:style>
    <style:style style:name="ro5" style:family="table-row">
      <style:table-row-properties style:row-height="1.954cm"/>
    </style:style>
    <style:style style:name="ro6" style:family="table-row">
      <style:table-row-properties style:row-height="1.417cm"/>
    </style:style>
    <style:style style:name="ro7" style:family="table-row">
      <style:table-row-properties style:row-height="1.002cm"/>
    </style:style>
    <style:style style:name="ro8" style:family="table-row">
      <style:table-row-properties style:row-height="1.959cm"/>
    </style:style>
    <style:style style:name="ro9" style:family="table-row">
      <style:table-row-properties style:row-height="1.113cm"/>
    </style:style>
    <style:style style:name="ce1" style:family="table-cell">
      <style:graphic-properties style:repeat="repeat" draw:textarea-vertical-align="middle"/>
      <style:paragraph-properties fo:margin-top="0cm" fo:margin-bottom="0cm" fo:text-align="center"/>
      <style:text-properties style:font-name="NanumMyeongjo"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</style:style>
    <style:style style:name="ce4" style:family="table-cell">
      <style:graphic-properties style:repeat="repeat"/>
      <style:paragraph-properties fo:margin-top="0cm" fo:margin-bottom="0cm" fo:text-align="center"/>
      <style:text-properties style:font-name="NanumMyeongjo" fo:font-size="28pt" fo:font-weight="bold" style:font-size-asian="28pt" style:font-weight-asian="bold" style:font-size-complex="28pt" style:font-weight-complex="bold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</style:style>
    <style:style style:name="ce9" style:family="table-cell">
      <style:graphic-properties style:repeat="repeat"/>
    </style:style>
    <style:style style:name="ce10" style:family="table-cell">
      <style:graphic-properties style:repeat="repeat" draw:textarea-vertical-align="middle"/>
    </style:style>
    <style:style style:name="ce11" style:family="table-cell">
      <style:graphic-properties style:repeat="repeat"/>
    </style:style>
    <style:style style:name="ce12" style:family="table-cell">
      <style:graphic-properties style:repeat="repeat"/>
    </style:style>
    <style:style style:name="ce13" style:family="table-cell">
      <style:graphic-properties style:repeat="repeat"/>
    </style:style>
    <style:style style:name="ce14" style:family="table-cell">
      <style:graphic-properties style:repeat="repeat" draw:textarea-vertical-align="middle"/>
    </style:style>
    <style:style style:name="P1" style:family="paragraph">
      <style:paragraph-properties fo:margin-top="0cm" fo:margin-bottom="0cm" fo:text-align="center"/>
      <style:text-properties style:font-name="NanumMyeongjo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NanumMyeongjo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3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14">
        <draw:frame draw:style-name="standard" xml:id="id3" draw:id="id3" draw:layer="layout" svg:width="9.435cm" svg:height="4.739cm" svg:x="10.07cm" svg:y="8.942cm" presentation:class="table" presentation:user-transformed="true">
          <table:table table:template-name="blue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Rain_prediction</text:span></text:p>
              </table:table-cell>
            </table:table-row>
            <table:table-row table:style-name="ro2">
              <table:table-cell table:style-name="ce2">
                <text:list text:style-name="L2">
                  <text:list-item>
                    <text:p>Data_imported</text:p>
                  </text:list-item>
                </text:list>
              </table:table-cell>
            </table:table-row>
            <table:table-row table:style-name="ro3">
              <table:table-cell table:style-name="ce3">
                <text:list text:style-name="L3">
                  <text:list-item>
                    <text:p>Check_format( )</text:p>
                  </text:list-item>
                  <text:list-item>
                    <text:p>Aggregate_timebase( )</text:p>
                  </text:list-item>
                  <text:list-item>
                    <text:p>Plot_result( ) 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6" draw:id="id6" draw:layer="layout" svg:width="9.435cm" svg:height="4.242cm" svg:x="0.14cm" svg:y="16.617cm">
          <table:table table:template-name="sun" table:use-first-row-styles="true">
            <table:table-column table:style-name="co1"/>
            <table:table-row table:style-name="ro1">
              <table:table-cell table:style-name="ce4">
                <text:p text:style-name="P1"><text:span text:style-name="T1">AREBS</text:span></text:p>
              </table:table-cell>
            </table:table-row>
            <table:table-row table:style-name="ro2">
              <table:table-cell table:style-name="ce5">
                <text:list text:style-name="L2">
                  <text:list-item>
                    <text:p><text:s/></text:p>
                  </text:list-item>
                </text:list>
              </table:table-cell>
            </table:table-row>
            <table:table-row table:style-name="ro4">
              <table:table-cell table:style-name="ce6">
                <text:list text:style-name="L3">
                  <text:list-item>
                    <text:p>Baseline_extraction( )</text:p>
                  </text:list-item>
                  <text:list-item>
                    <text:p>Find_rainevents( ) 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9.156cm" svg:height="4.299cm" svg:x="0.273cm" svg:y="5.758cm">
          <table:table table:template-name="sun" table:use-first-row-styles="true">
            <table:table-column table:style-name="co2"/>
            <table:table-row table:style-name="ro1">
              <table:table-cell table:style-name="ce4">
                <text:p text:style-name="P1"><text:span text:style-name="T1">Schleiss</text:span></text:p>
              </table:table-cell>
            </table:table-row>
            <table:table-row table:style-name="ro2">
              <table:table-cell table:style-name="ce7">
                <text:list text:style-name="L2">
                  <text:list-item>
                    <text:p><text:s/></text:p>
                  </text:list-item>
                </text:list>
              </table:table-cell>
            </table:table-row>
            <table:table-row table:style-name="ro5">
              <table:table-cell table:style-name="ce8">
                <text:list text:style-name="L3">
                  <text:list-item>
                    <text:p>Decision_rule( )</text:p>
                  </text:list-item>
                  <text:list-item>
                    <text:p>Baseline_realtime( ) 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5" draw:id="id5" draw:layer="layout" svg:width="9.438cm" svg:height="4.378cm" svg:x="18.205cm" svg:y="16.128cm">
          <table:table table:template-name="sun" table:use-first-row-styles="true">
            <table:table-column table:style-name="co3"/>
            <table:table-row table:style-name="ro6">
              <table:table-cell table:style-name="ce4">
                <text:p text:style-name="P1"><text:span text:style-name="T1">Random_forest</text:span></text:p>
              </table:table-cell>
            </table:table-row>
            <table:table-row table:style-name="ro7">
              <table:table-cell table:style-name="ce9">
                <text:list text:style-name="L2">
                  <text:list-item>
                    <text:p><text:s/></text:p>
                  </text:list-item>
                </text:list>
              </table:table-cell>
            </table:table-row>
            <table:table-row table:style-name="ro8">
              <table:table-cell table:style-name="ce10">
                <text:list text:style-name="L3">
                  <text:list-item>
                    <text:p>Splitting( )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156cm" svg:height="3.458cm" svg:x="0.231cm" svg:y="0.399cm">
          <table:table table:template-name="sun" table:use-first-row-styles="true">
            <table:table-column table:style-name="co2"/>
            <table:table-row table:style-name="ro1">
              <table:table-cell table:style-name="ce4">
                <text:p text:style-name="P1"><text:span text:style-name="T1">Schleiss_extended</text:span></text:p>
              </table:table-cell>
            </table:table-row>
            <table:table-row table:style-name="ro2">
              <table:table-cell table:style-name="ce11">
                <text:list text:style-name="L2">
                  <text:list-item>
                    <text:p><text:s/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style-name="L3">
                  <text:list-item>
                    <text:p>Decision_rule( )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2" draw:layer="layout" svg:x1="4.809cm" svg:y1="3.857cm" svg:x2="4.809cm" svg:y2="3.857cm" draw:start-shape="id1" draw:start-glue-point="2" draw:end-shape="id1" draw:end-glue-point="2" svg:d="M4809 3857z" svg:viewBox="0 0 1 1">
          <text:p/>
        </draw:connector>
        <draw:connector draw:style-name="gr1" draw:text-style-name="P2" draw:layer="layout" draw:type="line" svg:x1="4.851cm" svg:y1="5.758cm" svg:x2="4.809cm" svg:y2="3.857cm" draw:start-shape="id2" draw:start-glue-point="0" draw:end-shape="id1" svg:d="M4851 5758l-42-1901" svg:viewBox="0 0 43 1902">
          <text:p/>
        </draw:connector>
        <draw:frame draw:style-name="standard" xml:id="id4" draw:id="id4" draw:layer="layout" svg:width="9.437cm" svg:height="4.377cm" svg:x="16.645cm" svg:y="1.891cm">
          <table:table table:template-name="sun" table:use-first-row-styles="true">
            <table:table-column table:style-name="co3"/>
            <table:table-row table:style-name="ro6">
              <table:table-cell table:style-name="ce4">
                <text:p text:style-name="P1"><text:span text:style-name="T1">Random_forest</text:span></text:p>
              </table:table-cell>
            </table:table-row>
            <table:table-row table:style-name="ro7">
              <table:table-cell table:style-name="ce13">
                <text:list text:style-name="L2">
                  <text:list-item>
                    <text:p><text:s/></text:p>
                  </text:list-item>
                </text:list>
              </table:table-cell>
            </table:table-row>
            <table:table-row table:style-name="ro8">
              <table:table-cell table:style-name="ce14">
                <text:list text:style-name="L3">
                  <text:list-item>
                    <text:p>Splitting( )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2" draw:layer="layout" draw:type="line" svg:x1="19.505cm" svg:y1="11.311cm" svg:x2="21.363cm" svg:y2="6.268cm" draw:start-shape="id3" draw:end-shape="id4" draw:end-glue-point="2" svg:d="M19505 11311l1858-5043" svg:viewBox="0 0 1859 5044">
          <text:p/>
        </draw:connector>
        <draw:connector draw:style-name="gr1" draw:text-style-name="P2" draw:layer="layout" draw:type="line" svg:x1="10.07cm" svg:y1="11.311cm" svg:x2="4.851cm" svg:y2="10.057cm" draw:start-shape="id3" draw:start-glue-point="3" draw:end-shape="id2" draw:end-glue-point="2" svg:d="M10070 11311l-5219-1254" svg:viewBox="0 0 5220 1255">
          <text:p/>
        </draw:connector>
        <draw:connector draw:style-name="gr1" draw:text-style-name="P2" draw:layer="layout" draw:type="line" svg:x1="19.505cm" svg:y1="11.311cm" svg:x2="22.924cm" svg:y2="16.128cm" draw:start-shape="id3" draw:end-shape="id5" draw:end-glue-point="0" svg:d="M19505 11311l3419 4817" svg:viewBox="0 0 3420 4818">
          <text:p/>
        </draw:connector>
        <draw:connector draw:style-name="gr1" draw:text-style-name="P2" draw:layer="layout" draw:type="line" svg:x1="10.07cm" svg:y1="11.311cm" svg:x2="4.857cm" svg:y2="16.617cm" draw:start-shape="id3" draw:start-glue-point="3" draw:end-shape="id6" draw:end-glue-point="0" svg:d="M10070 11311l-5213 5306" svg:viewBox="0 0 5214 5307">
          <text:p/>
        </draw:connecto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numMyeongjo" svg:font-family="NanumMyeongj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4:11:05.153840218</meta:creation-date>
    <dc:date>2015-11-26T15:40:23.737236875</dc:date>
    <meta:editing-duration>PT43M45S</meta:editing-duration>
    <meta:editing-cycles>26</meta:editing-cycles>
    <meta:generator>LibreOffice/4.2.8.2$Linux_X86_64 LibreOffice_project/420m0$Build-2</meta:generator>
    <meta:document-statistic meta:object-count="35"/>
  </office:meta>
</office:document-meta>
</file>